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4.2132in" fo:margin-left="2.4799in" fo:margin-right="0in" table:align="margins"/>
    </style:style>
    <style:style style:name="Table1.A" style:family="table-column">
      <style:table-column-properties style:column-width="2.3104in" style:rel-column-width="35937*"/>
    </style:style>
    <style:style style:name="Table1.B" style:family="table-column">
      <style:table-column-properties style:column-width="1.9028in" style:rel-column-width="29598*"/>
    </style:style>
    <style:style style:name="Table1.A1" style:family="table-cell">
      <style:table-cell-properties style:vertical-align="bottom"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1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fo:padding="0.0382in" fo:border-left="0.05pt solid #000000" fo:border-right="none" fo:border-top="none" fo:border-bottom="0.05pt solid #000000"/>
    </style:style>
    <style:style style:name="Table1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5" style:family="table-cell">
      <style:table-cell-properties fo:padding="0.0382in" fo:border-left="0.05pt solid #000000" fo:border-right="none" fo:border-top="none" fo:border-bottom="0.05pt solid #000000"/>
    </style:style>
    <style:style style:name="Table1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6" style:family="table-cell">
      <style:table-cell-properties fo:padding="0.0382in" fo:border-left="0.05pt solid #000000" fo:border-right="none" fo:border-top="none" fo:border-bottom="0.05pt solid #000000"/>
    </style:style>
    <style:style style:name="Table1.B6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14pt" officeooo:paragraph-rsid="00028c8b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fo:font-size="14pt" fo:font-weight="normal" officeooo:rsid="00028c8b" officeooo:paragraph-rsid="00028c8b" style:font-size-asian="12.25pt" style:font-weight-asian="normal" style:font-size-complex="14pt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size="14pt" fo:font-weight="normal" officeooo:rsid="00075764" officeooo:paragraph-rsid="00075764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4pt" fo:font-weight="normal" officeooo:rsid="0009649d" officeooo:paragraph-rsid="0008c704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ize="18pt" fo:font-weight="bold" officeooo:paragraph-rsid="00028c8b" style:font-size-asian="18pt" style:font-weight-asian="bold" style:font-size-complex="18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8pt" fo:font-weight="bold" officeooo:rsid="00028c8b" officeooo:paragraph-rsid="00028c8b" style:font-size-asian="18pt" style:font-weight-asian="bold" style:font-size-complex="18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8pt" fo:font-weight="bold" officeooo:rsid="00045bb6" officeooo:paragraph-rsid="00045bb6" style:font-size-asian="18pt" style:font-weight-asian="bold" style:font-size-complex="18pt" style:font-weight-complex="bold"/>
    </style:style>
    <style:style style:name="P8" style:family="paragraph" style:parent-style-name="Standard">
      <style:paragraph-properties fo:line-height="115%" fo:text-align="center" style:justify-single-word="false"/>
      <style:text-properties fo:font-size="18pt" fo:font-weight="bold" officeooo:rsid="00045bb6" officeooo:paragraph-rsid="00045bb6" style:font-size-asian="18pt" style:font-weight-asian="bold" style:font-size-complex="18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18pt" fo:font-weight="bold" officeooo:rsid="0005d453" officeooo:paragraph-rsid="0005d453" style:font-size-asian="15.75pt" style:font-weight-asian="bold" style:font-size-complex="18pt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18pt" fo:font-weight="bold" officeooo:rsid="00075764" officeooo:paragraph-rsid="00075764" style:font-size-asian="15.75pt" style:font-weight-asian="bold" style:font-size-complex="18pt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ize="18pt" fo:font-weight="bold" officeooo:rsid="0015de46" officeooo:paragraph-rsid="0015de46" style:font-size-asian="15.75pt" style:font-weight-asian="bold" style:font-size-complex="18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05d453" officeooo:paragraph-rsid="0005d453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size="12pt" fo:font-weight="normal" officeooo:rsid="0005d453" officeooo:paragraph-rsid="0005d453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weight="normal" officeooo:rsid="0009649d" officeooo:paragraph-rsid="0009649d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size="12pt" fo:font-weight="normal" officeooo:rsid="0015de46" officeooo:paragraph-rsid="0015de46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center" style:justify-single-word="false"/>
      <style:text-properties fo:font-size="12pt" fo:font-weight="bold" officeooo:rsid="00075764" officeooo:paragraph-rsid="00075764" style:font-size-asian="12pt" style:font-weight-asian="bold" style:font-size-complex="12pt" style:font-weight-complex="bold"/>
    </style:style>
    <style:style style:name="P17" style:family="paragraph" style:parent-style-name="Table_20_Contents">
      <style:paragraph-properties fo:text-align="end" style:justify-single-word="false"/>
      <style:text-properties fo:font-size="18pt" officeooo:rsid="00028c8b" officeooo:paragraph-rsid="00028c8b" style:font-size-asian="18pt" style:font-size-complex="18pt"/>
    </style:style>
    <style:style style:name="P18" style:family="paragraph" style:parent-style-name="Table_20_Contents">
      <style:paragraph-properties fo:text-align="start" style:justify-single-word="false"/>
      <style:text-properties fo:font-size="18pt" officeooo:rsid="00028c8b" officeooo:paragraph-rsid="00028c8b" style:font-size-asian="18pt" style:font-size-complex="18pt"/>
    </style:style>
    <style:style style:name="P19" style:family="paragraph" style:parent-style-name="Table_20_Contents">
      <style:paragraph-properties fo:text-align="end" style:justify-single-word="false"/>
      <style:text-properties fo:font-size="18pt" style:font-size-asian="18pt" style:font-size-complex="18pt"/>
    </style:style>
    <style:style style:name="P20" style:family="paragraph" style:parent-style-name="Table_20_Contents">
      <style:paragraph-properties fo:text-align="start" style:justify-single-word="false"/>
      <style:text-properties fo:font-size="18pt" style:font-size-asian="18pt" style:font-size-complex="18pt"/>
    </style:style>
    <style:style style:name="P21" style:family="paragraph" style:parent-style-name="Table_20_Contents">
      <style:paragraph-properties fo:text-align="start" style:justify-single-word="false"/>
      <style:text-properties fo:font-size="18pt" officeooo:rsid="000eac08" officeooo:paragraph-rsid="000eac08" style:font-size-asian="18pt" style:font-size-complex="18pt"/>
    </style:style>
    <style:style style:name="P22" style:family="paragraph" style:parent-style-name="Normal_20__28_Web_29_">
      <style:paragraph-properties fo:margin-top="0in" fo:margin-bottom="0in" loext:contextual-spacing="false" fo:line-height="115%" fo:text-align="justify" style:justify-single-word="false"/>
      <style:text-properties officeooo:paragraph-rsid="001079e4"/>
    </style:style>
    <style:style style:name="P23" style:family="paragraph" style:parent-style-name="Normal_20__28_Web_29_">
      <style:paragraph-properties fo:margin-top="0in" fo:margin-bottom="0in" loext:contextual-spacing="false" fo:line-height="115%" fo:text-align="justify" style:justify-single-word="false"/>
      <style:text-properties style:font-name="Liberation Serif" fo:font-size="14pt" fo:font-weight="normal" officeooo:rsid="00045bb6" officeooo:paragraph-rsid="001079e4" style:font-size-asian="14pt" style:font-weight-asian="normal" style:font-size-complex="14pt" style:font-weight-complex="normal"/>
    </style:style>
    <style:style style:name="P24" style:family="paragraph" style:parent-style-name="Normal_20__28_Web_29_">
      <style:paragraph-properties fo:margin-top="0in" fo:margin-bottom="0in" loext:contextual-spacing="false" fo:line-height="115%" fo:text-align="justify" style:justify-single-word="false"/>
      <style:text-properties fo:color="#000000" style:font-name="Liberation Serif" fo:font-size="14pt" fo:font-weight="normal" officeooo:rsid="00045bb6" officeooo:paragraph-rsid="001079e4" style:font-size-asian="14pt" style:font-weight-asian="normal" style:font-size-complex="14pt" style:font-weight-complex="normal"/>
    </style:style>
    <style:style style:name="P25" style:family="paragraph" style:parent-style-name="Standard">
      <style:paragraph-properties fo:margin-left="0in" fo:margin-right="0in" fo:margin-top="0in" fo:margin-bottom="0in" loext:contextual-spacing="false" fo:line-height="115%" fo:text-align="justify" style:justify-single-word="false" fo:text-indent="0in" style:auto-text-indent="false" style:vertical-align="middle"/>
      <style:text-properties fo:color="#000000" style:font-name="Liberation Serif" fo:font-size="14pt" fo:font-weight="normal" officeooo:rsid="001079e4" officeooo:paragraph-rsid="001079e4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P26" style:family="paragraph" style:parent-style-name="Standard">
      <style:paragraph-properties fo:margin-left="0in" fo:margin-right="0in" fo:margin-top="0in" fo:margin-bottom="0in" loext:contextual-spacing="false" fo:line-height="115%" fo:text-align="justify" style:justify-single-word="false" fo:text-indent="0in" style:auto-text-indent="false" style:vertical-align="middle"/>
      <style:text-properties fo:color="#000000" style:font-name="Calibri" fo:font-size="12pt" fo:font-weight="normal" officeooo:rsid="001079e4" officeooo:paragraph-rsid="001079e4" style:font-name-asian="Times New Roman1" style:font-size-asian="12pt" style:language-asian="ru" style:country-asian="RU" style:font-weight-asian="normal" style:font-name-complex="Times New Roman1" style:font-size-complex="12pt" style:font-weight-complex="normal"/>
    </style:style>
    <style:style style:name="P27" style:family="paragraph" style:parent-style-name="Standard">
      <style:paragraph-properties fo:text-align="justify" style:justify-single-word="false"/>
      <style:text-properties fo:font-size="12pt" fo:font-weight="normal" officeooo:rsid="0005d453" officeooo:paragraph-rsid="0005d453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2pt" fo:font-weight="normal" officeooo:rsid="0009649d" officeooo:paragraph-rsid="0009649d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fo:text-align="justify" style:justify-single-word="false"/>
      <style:text-properties fo:font-size="12pt" fo:font-weight="normal" officeooo:rsid="00075764" officeooo:paragraph-rsid="0015de46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4pt" fo:font-weight="normal" officeooo:rsid="00075764" officeooo:paragraph-rsid="0005d453" style:font-size-asian="14pt" style:font-weight-asian="normal" style:font-size-complex="14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4pt" fo:font-weight="normal" officeooo:rsid="00075764" officeooo:paragraph-rsid="00075764" style:font-size-asian="12.25pt" style:font-weight-asian="normal" style:font-size-complex="14pt" style:font-weight-complex="normal"/>
    </style:style>
    <style:style style:name="P32" style:family="paragraph" style:parent-style-name="Table_20_Contents">
      <style:paragraph-properties fo:text-align="start" style:justify-single-word="false"/>
      <style:text-properties fo:font-size="18pt" officeooo:rsid="00169836" officeooo:paragraph-rsid="00169836" style:font-size-asian="18pt" style:font-size-complex="18pt"/>
    </style:style>
    <style:style style:name="T1" style:family="text">
      <style:text-properties officeooo:rsid="000eac08"/>
    </style:style>
    <style:style style:name="T2" style:family="text">
      <style:text-properties officeooo:rsid="001079e4"/>
    </style:style>
    <style:style style:name="T3" style:family="text">
      <style:text-properties fo:color="#000000"/>
    </style:style>
    <style:style style:name="T4" style:family="text">
      <style:text-properties fo:color="#000000" style:font-name="Calibri" fo:font-size="11pt" style:font-size-asian="11pt" style:font-size-complex="11pt"/>
    </style:style>
    <style:style style:name="T5" style:family="text">
      <style:text-properties fo:color="#000000" style:font-name="Liberation Serif" fo:font-size="14pt" style:font-size-asian="14pt" style:font-size-complex="14pt"/>
    </style:style>
    <style:style style:name="T6" style:family="text">
      <style:text-properties fo:color="#000000" style:font-name="Liberation Serif" fo:font-size="14pt" fo:language="en" fo:country="US" style:font-size-asian="14pt" style:font-size-complex="14pt"/>
    </style:style>
    <style:style style:name="T7" style:family="text">
      <style:text-properties fo:color="#000000" officeooo:rsid="001079e4"/>
    </style:style>
    <style:style style:name="T8" style:family="text">
      <style:text-properties fo:color="#000000" officeooo:rsid="00169836"/>
    </style:style>
    <style:style style:name="T9" style:family="text">
      <style:text-properties officeooo:rsid="001351d8"/>
    </style:style>
    <style:style style:name="T10" style:family="text">
      <style:text-properties officeooo:rsid="0014b97a"/>
    </style:style>
    <style:style style:name="T11" style:family="text">
      <style:text-properties officeooo:rsid="0016983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Московский Авиационный Институт</text:p>
      <text:p text:style-name="P1">(Национальный Исследовательский Университет)</text:p>
      <text:p text:style-name="P1"/>
      <text:p text:style-name="P1">Факультет информационных технологий и прикладной математики</text:p>
      <text:p text:style-name="P1">Кафедра вычислительной математики и программирования</text:p>
      <text:p text:style-name="P1"/>
      <text:p text:style-name="P1"/>
      <text:p text:style-name="P1"/>
      <text:p text:style-name="P1"/>
      <text:p text:style-name="P5">Лабораторная работа</text:p>
      <text:p text:style-name="P5">по курсу «<text:span text:style-name="T1">Операционные системы</text:span>»</text:p>
      <text:p text:style-name="P5">III Семестр</text:p>
      <text:p text:style-name="P5"/>
      <text:p text:style-name="P6">Задание <text:span text:style-name="T1">2</text:span></text:p>
      <text:p text:style-name="P6">Вариант <text:span text:style-name="T11">10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7">Студент:</text:p>
          </table:table-cell>
          <table:table-cell table:style-name="Table1.B1" office:value-type="string">
            <text:p text:style-name="P32">Алексеева М.А.</text:p>
          </table:table-cell>
        </table:table-row>
        <table:table-row>
          <table:table-cell table:style-name="Table1.A5" office:value-type="string">
            <text:p text:style-name="P17">Группа:</text:p>
          </table:table-cell>
          <table:table-cell table:style-name="Table1.B5" office:value-type="string">
            <text:p text:style-name="P18">М80-208Б-18</text:p>
          </table:table-cell>
        </table:table-row>
        <table:table-row>
          <table:table-cell table:style-name="Table1.A5" office:value-type="string">
            <text:p text:style-name="P17">Преподаватель:</text:p>
          </table:table-cell>
          <table:table-cell table:style-name="Table1.B5" office:value-type="string">
            <text:p text:style-name="P21">Миронов Е.С</text:p>
          </table:table-cell>
        </table:table-row>
        <table:table-row>
          <table:table-cell table:style-name="Table1.A5" office:value-type="string">
            <text:p text:style-name="P19"/>
          </table:table-cell>
          <table:table-cell table:style-name="Table1.B5" office:value-type="string">
            <text:p text:style-name="P20"/>
          </table:table-cell>
        </table:table-row>
        <table:table-row>
          <table:table-cell table:style-name="Table1.A5" office:value-type="string">
            <text:p text:style-name="P17">Оценка:</text:p>
          </table:table-cell>
          <table:table-cell table:style-name="Table1.B5" office:value-type="string">
            <text:p text:style-name="P20"/>
          </table:table-cell>
        </table:table-row>
        <table:table-row>
          <table:table-cell table:style-name="Table1.A6" office:value-type="string">
            <text:p text:style-name="P17">Дата:</text:p>
          </table:table-cell>
          <table:table-cell table:style-name="Table1.B6" office:value-type="string">
            <text:p text:style-name="P20"/>
          </table:table-cell>
        </table:table-row>
      </table:table>
      <text:p text:style-name="P6"/>
      <text:p text:style-name="P6"/>
      <text:p text:style-name="P6"/>
      <text:p text:style-name="P2">Москва 2019</text:p>
      <text:p text:style-name="P2"/>
      <text:p text:style-name="P8"><text:soft-page-break/>1. <text:span text:style-name="T2">Описание задания</text:span></text:p>
      <text:p text:style-name="P22"><text:span text:style-name="T4"><text:tab/></text:span><text:span text:style-name="T5">Составить и отладить программу на языке Си, осуществляющую работу с процессами и взаимодействие между ними в одной из двух операционных систем. В результате работы программа (основной процесс) должен создать для решение задачи один или несколько дочерних процессов. Взаимодействие между процессами осуществляется через системные сигналы/события и/или каналы (</text:span><text:span text:style-name="T6">pipe</text:span><text:span text:style-name="T5">).</text:span></text:p>
      <text:p text:style-name="P24">Необходимо обрабатывать системные ошибки, которые могут возникнуть в результате работы.</text:p>
      <text:p text:style-name="P24"/>
      <text:p text:style-name="P23"><text:span text:style-name="T3"><text:tab/><text:tab/></text:span><text:span text:style-name="T7">Вариант </text:span><text:span text:style-name="T8">10</text:span><text:span text:style-name="T7">:</text:span></text:p>
      <text:p text:style-name="P25"><text:tab/><text:span text:style-name="T11">Программа позволяющая перенаправлять стандартный вывод. На вход программе подается имя выходного файла. Далее программа должна принимать различные команды интерпретатора команд и весь их вывод перенаправлять в файл. <text:s/></text:span><text:tab/></text:p>
      <text:p text:style-name="P26"/>
      <text:p text:style-name="P7"/>
      <text:p text:style-name="P12"/>
      <text:p text:style-name="P12"/>
      <text:p text:style-name="P12"/>
      <text:p text:style-name="P12"/>
      <text:p text:style-name="P9">2. <text:span text:style-name="T2">Код программы</text:span></text:p>
      <text:p text:style-name="P13"/>
      <text:p text:style-name="P30">#include &lt;stdio.h&gt;</text:p>
      <text:p text:style-name="P30">#include &lt;unistd.h&gt;</text:p>
      <text:p text:style-name="P30">#include &lt;stdlib.h&gt;</text:p>
      <text:p text:style-name="P30">#include &lt;fcntl.h&gt;</text:p>
      <text:p text:style-name="P30">int main(int argc, char **argv){</text:p>
      <text:p text:style-name="P30"><text:s text:c="2"/>int f;</text:p>
      <text:p text:style-name="P30"><text:s text:c="2"/>char buf[160];</text:p>
      <text:p text:style-name="P30"><text:s text:c="2"/>int fd[2];</text:p>
      <text:p text:style-name="P30"><text:s text:c="2"/>pid_t pid; // создание процесса</text:p>
      <text:p text:style-name="P30"><text:s text:c="2"/>if (pipe(fd) &lt; 0){</text:p>
      <text:p text:style-name="P30"><text:s text:c="8"/>printf("Cant create pipe\n");</text:p>
      <text:p text:style-name="P30"><text:s text:c="8"/>return -1;</text:p>
      <text:p text:style-name="P30"><text:s text:c="4"/>}//создание файла</text:p>
      <text:p text:style-name="P30"><text:s text:c="2"/>if ((f = open(argv[1], O_RDWR | O_CREAT | O_APPEND)) == -1){ </text:p>
      <text:p text:style-name="P30"><text:s text:c="4"/>printf("Cannot open file.\n");</text:p>
      <text:p text:style-name="P30"><text:s text:c="4"/>return -1;</text:p>
      <text:p text:style-name="P30"><text:s text:c="2"/>}</text:p>
      <text:p text:style-name="P30"><text:s text:c="2"/>gets(buf);</text:p>
      <text:p text:style-name="P30"><text:s text:c="2"/>pid = fork();</text:p>
      <text:p text:style-name="P30"><text:soft-page-break/><text:s text:c="2"/>if(pid == -1){</text:p>
      <text:p text:style-name="P30"><text:s text:c="4"/>printf("Can\'t fork\n"); // процесс не создался</text:p>
      <text:p text:style-name="P30"><text:s text:c="4"/>return -1;</text:p>
      <text:p text:style-name="P30"><text:s text:c="2"/>}//ребенок</text:p>
      <text:p text:style-name="P30"><text:s text:c="2"/>else if(pid == 0){</text:p>
      <text:p text:style-name="P30"><text:s text:c="4"/>close(fd[1]);//закрытие входа</text:p>
      <text:p text:style-name="P30"><text:s text:c="4"/>char c;</text:p>
      <text:p text:style-name="P30"><text:s text:c="4"/>while (read(fd[0], &amp;c, sizeof(char)) == sizeof(char)) { // чтение команд </text:p>
      <text:p text:style-name="P30"><text:s text:c="6"/>write(f, &amp;c, sizeof(char)); </text:p>
      <text:p text:style-name="P30"><text:s text:c="4"/>}</text:p>
      <text:p text:style-name="P30"><text:s text:c="4"/>close(fd[0]);</text:p>
      <text:p text:style-name="P30"><text:s text:c="2"/>}//родитель</text:p>
      <text:p text:style-name="P30"><text:s text:c="2"/>else{</text:p>
      <text:p text:style-name="P30"><text:s text:c="4"/>close(fd[0]);// закрытие выхода</text:p>
      <text:p text:style-name="P30"><text:s text:c="4"/>if (dup2(fd[1], 1) &lt; 0) { // замена стандартного вывода на вход в пайп</text:p>
      <text:p text:style-name="P30"><text:s text:c="12"/>printf("can`t dup2\n");</text:p>
      <text:p text:style-name="P30"><text:s text:c="12"/>exit(-1);</text:p>
      <text:p text:style-name="P30"><text:s text:c="4"/>}</text:p>
      <text:p text:style-name="P30"><text:s text:c="4"/>execlp(buf, buf, NULL); //выполнение</text:p>
      <text:p text:style-name="P30"><text:s text:c="4"/>close(fd[1]);</text:p>
      <text:p text:style-name="P30"><text:s text:c="2"/>}</text:p>
      <text:p text:style-name="P30"><text:s text:c="2"/>return 0;</text:p>
      <text:p text:style-name="P30">}</text:p>
      <text:p text:style-name="P10"/>
      <text:p text:style-name="P10"><text:span text:style-name="T9">3</text:span>. <text:span text:style-name="T9">Протокол работы программы</text:span></text:p>
      <text:p text:style-name="P4"/>
      <text:p text:style-name="P14">masha@masha-VirtualBox:~/2kurs/OS/os_01/tmp$ ls</text:p>
      <text:p text:style-name="P14">CMakeCache.txt <text:s/>CMakeFiles <text:s/>cmake_install.cmake <text:s/>Makefile <text:s/>OS_lab2</text:p>
      <text:p text:style-name="P14">masha@masha-VirtualBox:~/2kurs/OS/os_01/tmp$ ./OS_lab2 1.txt</text:p>
      <text:p text:style-name="P14">ls</text:p>
      <text:p text:style-name="P14">masha@masha-VirtualBox:~/2kurs/OS/os_01/tmp$ ls</text:p>
      <text:p text:style-name="P14">1.txt <text:s/>CMakeCache.txt <text:s/>CMakeFiles <text:s/>cmake_install.cmake <text:s/>Makefile <text:s/>OS_lab2</text:p>
      <text:p text:style-name="P14">masha@masha-VirtualBox:~/2kurs/OS/os_01/tmp$ cat 1.txt</text:p>
      <text:p text:style-name="P14">1.txt</text:p>
      <text:p text:style-name="P14">CMakeCache.txt</text:p>
      <text:p text:style-name="P14">CMakeFiles</text:p>
      <text:p text:style-name="P14">cmake_install.cmake</text:p>
      <text:p text:style-name="P14">Makefile</text:p>
      <text:p text:style-name="P14">OS_lab2</text:p>
      <text:p text:style-name="P14">masha@masha-VirtualBox:~/2kurs/OS/os_01/tmp$ </text:p>
      <text:p text:style-name="P16"/>
      <text:p text:style-name="P10">5. Объяснение работы программы</text:p>
      <text:p text:style-name="P3"><text:tab/><text:span text:style-name="T10">Программа считывает из стандартного потока ввода команду интерпретатора командной строки в переменную buf, после чего создаёт пайп и дочерний процесс при помощи команды fork(). Далее программа делится на 2 основных блока: код родительского процесса, и код, исполняемый процессом-</text:span><text:soft-page-break/><text:span text:style-name="T10">потомком. Ребенок считывает из пайпа символы и выводит их в файл. Родитель при помощи команды dup2 заменяет стандартный вывод на вход в пайп, а затем вызывает команду, записанную в переменной buf. Результат этой команды благодаря замене дескрипторов записывается в пайп для чтения родителем, а не выводится в терминал. Затем </text:span></text:p>
      <text:p text:style-name="P3"/>
      <text:p text:style-name="P3"/>
      <text:p text:style-name="P11">6. Strace</text:p>
      <text:p text:style-name="P29"/>
      <text:p text:style-name="P31">masha@masha-VirtualBox:~/2kurs/OS/os_01/tmp$ strace ./OS_lab2 1.txt</text:p>
      <text:p text:style-name="P31">execve("./OS_lab2", ["./OS_lab2", "1.txt"], 0x7ffe1adf9e38 /* 64 vars */) = 0</text:p>
      <text:p text:style-name="P31">brk(NULL) <text:s text:c="30"/>= 0x5653e333e000</text:p>
      <text:p text:style-name="P31">access("/etc/ld.so.nohwcap", F_OK) <text:s text:c="5"/>= -1 ENOENT (No such file or directory)</text:p>
      <text:p text:style-name="P31">access("/etc/ld.so.preload", R_OK) <text:s text:c="5"/>= -1 ENOENT (No such file or directory)</text:p>
      <text:p text:style-name="P31">openat(AT_FDCWD, "/etc/ld.so.cache", O_RDONLY|O_CLOEXEC) = 3</text:p>
      <text:p text:style-name="P31">fstat(3, {st_mode=S_IFREG|0644, st_size=96626, ...}) = 0</text:p>
      <text:p text:style-name="P31">mmap(NULL, 96626, PROT_READ, MAP_PRIVATE, 3, 0) = 0x7f06537dd000</text:p>
      <text:p text:style-name="P31">close(3) <text:s text:c="31"/>= 0</text:p>
      <text:p text:style-name="P31">access("/etc/ld.so.nohwcap", F_OK) <text:s text:c="5"/>= -1 ENOENT (No such file or directory)</text:p>
      <text:p text:style-name="P31">openat(AT_FDCWD, "/lib/x86_64-linux-gnu/libc.so.6", O_RDONLY|O_CLOEXEC) = 3</text:p>
      <text:p text:style-name="P31">read(3, "\177ELF\2\1\1\3\0\0\0\0\0\0\0\0\3\0&gt;\0\1\0\0\0\260\34\2\0\0\0\0\0"..., 832) = 832</text:p>
      <text:p text:style-name="P31">fstat(3, {st_mode=S_IFREG|0755, st_size=2030544, ...}) = 0</text:p>
      <text:p text:style-name="P31">mmap(NULL, 8192, PROT_READ|PROT_WRITE, MAP_PRIVATE|MAP_ANONYMOUS, -1, 0) = 0x7f06537db000</text:p>
      <text:p text:style-name="P31">mmap(NULL, 4131552, PROT_READ|PROT_EXEC, MAP_PRIVATE|MAP_DENYWRITE, 3, 0) = 0x7f06531dd000</text:p>
      <text:p text:style-name="P31">mprotect(0x7f06533c4000, 2097152, PROT_NONE) = 0</text:p>
      <text:p text:style-name="P31">mmap(0x7f06535c4000, 24576, PROT_READ|PROT_WRITE, MAP_PRIVATE|MAP_FIXED|MAP_DENYWRITE, 3, 0x1e7000) = 0x7f06535c4000</text:p>
      <text:p text:style-name="P31">mmap(0x7f06535ca000, 15072, PROT_READ|PROT_WRITE, MAP_PRIVATE|MAP_FIXED|MAP_ANONYMOUS, -1, 0) = 0x7f06535ca000</text:p>
      <text:p text:style-name="P31">close(3) <text:s text:c="31"/>= 0</text:p>
      <text:p text:style-name="P31">arch_prctl(ARCH_SET_FS, 0x7f06537dc4c0) = 0</text:p>
      <text:p text:style-name="P31">mprotect(0x7f06535c4000, 16384, PROT_READ) = 0</text:p>
      <text:p text:style-name="P31">mprotect(0x5653e2b82000, 4096, PROT_READ) = 0</text:p>
      <text:p text:style-name="P31">mprotect(0x7f06537f5000, 4096, PROT_READ) = 0</text:p>
      <text:p text:style-name="P31">munmap(0x7f06537dd000, 96626) <text:s text:c="10"/>= 0</text:p>
      <text:p text:style-name="P31">pipe([3, 4]) <text:s text:c="27"/>= 0</text:p>
      <text:p text:style-name="P31">openat(AT_FDCWD, "1.txt", O_RDWR|O_CREAT|O_APPEND, 030420) = 5</text:p>
      <text:p text:style-name="P31">fstat(0, {st_mode=S_IFCHR|0620, st_rdev=makedev(136, 0), ...}) = 0</text:p>
      <text:p text:style-name="P31">brk(NULL) <text:s text:c="30"/>= 0x5653e333e000</text:p>
      <text:p text:style-name="P31">brk(0x5653e335f000) <text:s text:c="20"/>= 0x5653e335f000</text:p>
      <text:p text:style-name="P31">read(0, ls</text:p>
      <text:p text:style-name="P31"><text:soft-page-break/>"ls\n", 1024) <text:s text:c="18"/>= 3</text:p>
      <text:p text:style-name="P31">clone(child_stack=NULL, flags=CLONE_CHILD_CLEARTID|CLONE_CHILD_SETTID|SIGCHLD, child_tidptr=0x7f06537dc790) = 2997</text:p>
      <text:p text:style-name="P31">close(3) <text:s text:c="31"/>= 0</text:p>
      <text:p text:style-name="P31">dup2(4, 1) <text:s text:c="29"/>= 1</text:p>
      <text:p text:style-name="P31">execve("/usr/local/sbin/ls", ["ls"], 0x7ffc0b0b3110 /* 64 vars */) = -1 ENOENT (No such file or directory)</text:p>
      <text:p text:style-name="P31">execve("/usr/local/bin/ls", ["ls"], 0x7ffc0b0b3110 /* 64 vars */) = -1 ENOENT (No such file or directory)</text:p>
      <text:p text:style-name="P31">execve("/usr/sbin/ls", ["ls"], 0x7ffc0b0b3110 /* 64 vars */) = -1 ENOENT (No such file or directory)</text:p>
      <text:p text:style-name="P31">execve("/usr/bin/ls", ["ls"], 0x7ffc0b0b3110 /* 64 vars */) = -1 ENOENT (No such file or directory)</text:p>
      <text:p text:style-name="P31">execve("/sbin/ls", ["ls"], 0x7ffc0b0b3110 /* 64 vars */) = -1 ENOENT (No such file or directory)</text:p>
      <text:p text:style-name="P31">execve("/bin/ls", ["ls"], 0x7ffc0b0b3110 /* 64 vars */) = 0</text:p>
      <text:p text:style-name="P31">brk(NULL) <text:s text:c="30"/>= 0x559e7f955000</text:p>
      <text:p text:style-name="P31">access("/etc/ld.so.nohwcap", F_OK) <text:s text:c="5"/>= -1 ENOENT (No such file or directory)</text:p>
      <text:p text:style-name="P31">access("/etc/ld.so.preload", R_OK) <text:s text:c="5"/>= -1 ENOENT (No such file or directory)</text:p>
      <text:p text:style-name="P31">openat(AT_FDCWD, "/etc/ld.so.cache", O_RDONLY|O_CLOEXEC) = 3</text:p>
      <text:p text:style-name="P31">fstat(3, {st_mode=S_IFREG|0644, st_size=96626, ...}) = 0</text:p>
      <text:p text:style-name="P31">mmap(NULL, 96626, PROT_READ, MAP_PRIVATE, 3, 0) = 0x7fa26d9f6000</text:p>
      <text:p text:style-name="P31">close(3) <text:s text:c="31"/>= 0</text:p>
      <text:p text:style-name="P31">access("/etc/ld.so.nohwcap", F_OK) <text:s text:c="5"/>= -1 ENOENT (No such file or directory)</text:p>
      <text:p text:style-name="P31">openat(AT_FDCWD, "/lib/x86_64-linux-gnu/libselinux.so.1", O_RDONLY|O_CLOEXEC) = 3</text:p>
      <text:p text:style-name="P31">read(3, "\177ELF\2\1\1\0\0\0\0\0\0\0\0\0\3\0&gt;\0\1\0\0\0\20b\0\0\0\0\0\0"..., 832) = 832</text:p>
      <text:p text:style-name="P31">fstat(3, {st_mode=S_IFREG|0644, st_size=154832, ...}) = 0</text:p>
      <text:p text:style-name="P31">mmap(NULL, 8192, PROT_READ|PROT_WRITE, MAP_PRIVATE|MAP_ANONYMOUS, -1, 0) = 0x7fa26d9f4000</text:p>
      <text:p text:style-name="P31">mmap(NULL, 2259152, PROT_READ|PROT_EXEC, MAP_PRIVATE|MAP_DENYWRITE, 3, 0) = 0x7fa26d5bf000</text:p>
      <text:p text:style-name="P31">mprotect(0x7fa26d5e4000, 2093056, PROT_NONE) = 0</text:p>
      <text:p text:style-name="P31">mmap(0x7fa26d7e3000, 8192, PROT_READ|PROT_WRITE, MAP_PRIVATE|MAP_FIXED|MAP_DENYWRITE, 3, 0x24000) = 0x7fa26d7e3000</text:p>
      <text:p text:style-name="P31">mmap(0x7fa26d7e5000, 6352, PROT_READ|PROT_WRITE, MAP_PRIVATE|MAP_FIXED|MAP_ANONYMOUS, -1, 0) = 0x7fa26d7e5000</text:p>
      <text:p text:style-name="P31">close(3) <text:s text:c="31"/>= 0</text:p>
      <text:p text:style-name="P31">access("/etc/ld.so.nohwcap", F_OK) <text:s text:c="5"/>= -1 ENOENT (No such file or directory)</text:p>
      <text:p text:style-name="P31">openat(AT_FDCWD, "/lib/x86_64-linux-gnu/libc.so.6", O_RDONLY|O_CLOEXEC) = 3</text:p>
      <text:p text:style-name="P31">read(3, "\177ELF\2\1\1\3\0\0\0\0\0\0\0\0\3\0&gt;\0\1\0\0\0\260\34\2\0\0\0\0\0"..., 832) = 832</text:p>
      <text:p text:style-name="P31">fstat(3, {st_mode=S_IFREG|0755, st_size=2030544, ...}) = 0</text:p>
      <text:p text:style-name="P31"><text:soft-page-break/>mmap(NULL, 4131552, PROT_READ|PROT_EXEC, MAP_PRIVATE|MAP_DENYWRITE, 3, 0) = 0x7fa26d1ce000</text:p>
      <text:p text:style-name="P31">mprotect(0x7fa26d3b5000, 2097152, PROT_NONE) = 0</text:p>
      <text:p text:style-name="P31">mmap(0x7fa26d5b5000, 24576, PROT_READ|PROT_WRITE, MAP_PRIVATE|MAP_FIXED|MAP_DENYWRITE, 3, 0x1e7000) = 0x7fa26d5b5000</text:p>
      <text:p text:style-name="P31">mmap(0x7fa26d5bb000, 15072, PROT_READ|PROT_WRITE, MAP_PRIVATE|MAP_FIXED|MAP_ANONYMOUS, -1, 0) = 0x7fa26d5bb000</text:p>
      <text:p text:style-name="P31">close(3) <text:s text:c="31"/>= 0</text:p>
      <text:p text:style-name="P31">access("/etc/ld.so.nohwcap", F_OK) <text:s text:c="5"/>= -1 ENOENT (No such file or directory)</text:p>
      <text:p text:style-name="P31">openat(AT_FDCWD, "/lib/x86_64-linux-gnu/libpcre.so.3", O_RDONLY|O_CLOEXEC) = 3</text:p>
      <text:p text:style-name="P31">read(3, "\177ELF\2\1\1\0\0\0\0\0\0\0\0\0\3\0&gt;\0\1\0\0\0 \25\0\0\0\0\0\0"..., 832) = 832</text:p>
      <text:p text:style-name="P31">fstat(3, {st_mode=S_IFREG|0644, st_size=464824, ...}) = 0</text:p>
      <text:p text:style-name="P31">mmap(NULL, 2560264, PROT_READ|PROT_EXEC, MAP_PRIVATE|MAP_DENYWRITE, 3, 0) = 0x7fa26cf5c000</text:p>
      <text:p text:style-name="P31">mprotect(0x7fa26cfcc000, 2097152, PROT_NONE) = 0</text:p>
      <text:p text:style-name="P31">mmap(0x7fa26d1cc000, 8192, PROT_READ|PROT_WRITE, MAP_PRIVATE|MAP_FIXED|MAP_DENYWRITE, 3, 0x70000) = 0x7fa26d1cc000</text:p>
      <text:p text:style-name="P31">close(3) <text:s text:c="31"/>= 0</text:p>
      <text:p text:style-name="P31">access("/etc/ld.so.nohwcap", F_OK) <text:s text:c="5"/>= -1 ENOENT (No such file or directory)</text:p>
      <text:p text:style-name="P31">openat(AT_FDCWD, "/lib/x86_64-linux-gnu/libdl.so.2", O_RDONLY|O_CLOEXEC) = 3</text:p>
      <text:p text:style-name="P31">read(3, "\177ELF\2\1\1\0\0\0\0\0\0\0\0\0\3\0&gt;\0\1\0\0\0P\16\0\0\0\0\0\0"..., 832) = 832</text:p>
      <text:p text:style-name="P31">fstat(3, {st_mode=S_IFREG|0644, st_size=14560, ...}) = 0</text:p>
      <text:p text:style-name="P31">mmap(NULL, 2109712, PROT_READ|PROT_EXEC, MAP_PRIVATE|MAP_DENYWRITE, 3, 0) = 0x7fa26cd58000</text:p>
      <text:p text:style-name="P31">mprotect(0x7fa26cd5b000, 2093056, PROT_NONE) = 0</text:p>
      <text:p text:style-name="P31">mmap(0x7fa26cf5a000, 8192, PROT_READ|PROT_WRITE, MAP_PRIVATE|MAP_FIXED|MAP_DENYWRITE, 3, 0x2000) = 0x7fa26cf5a000</text:p>
      <text:p text:style-name="P31">close(3) <text:s text:c="31"/>= 0</text:p>
      <text:p text:style-name="P31">access("/etc/ld.so.nohwcap", F_OK) <text:s text:c="5"/>= -1 ENOENT (No such file or directory)</text:p>
      <text:p text:style-name="P31">openat(AT_FDCWD, "/lib/x86_64-linux-gnu/libpthread.so.0", O_RDONLY|O_CLOEXEC) = 3</text:p>
      <text:p text:style-name="P31">read(3, "\177ELF\2\1\1\0\0\0\0\0\0\0\0\0\3\0&gt;\0\1\0\0\0000b\0\0\0\0\0\0"..., 832) = 832</text:p>
      <text:p text:style-name="P31">fstat(3, {st_mode=S_IFREG|0755, st_size=144976, ...}) = 0</text:p>
      <text:p text:style-name="P31">mmap(NULL, 2221184, PROT_READ|PROT_EXEC, MAP_PRIVATE|MAP_DENYWRITE, 3, 0) = 0x7fa26cb39000</text:p>
      <text:p text:style-name="P31">mprotect(0x7fa26cb53000, 2093056, PROT_NONE) = 0</text:p>
      <text:p text:style-name="P31">mmap(0x7fa26cd52000, 8192, PROT_READ|PROT_WRITE, MAP_PRIVATE|MAP_FIXED|MAP_DENYWRITE, 3, 0x19000) = 0x7fa26cd52000</text:p>
      <text:p text:style-name="P31">mmap(0x7fa26cd54000, 13440, PROT_READ|PROT_WRITE, MAP_PRIVATE|MAP_FIXED|MAP_ANONYMOUS, -1, 0) = 0x7fa26cd54000</text:p>
      <text:p text:style-name="P31"><text:soft-page-break/>close(3) <text:s text:c="31"/>= 0</text:p>
      <text:p text:style-name="P31">mmap(NULL, 8192, PROT_READ|PROT_WRITE, MAP_PRIVATE|MAP_ANONYMOUS, -1, 0) = 0x7fa26d9f2000</text:p>
      <text:p text:style-name="P31">arch_prctl(ARCH_SET_FS, 0x7fa26d9f3040) = 0</text:p>
      <text:p text:style-name="P31">mprotect(0x7fa26d5b5000, 16384, PROT_READ) = 0</text:p>
      <text:p text:style-name="P31">mprotect(0x7fa26cd52000, 4096, PROT_READ) = 0</text:p>
      <text:p text:style-name="P31">mprotect(0x7fa26cf5a000, 4096, PROT_READ) = 0</text:p>
      <text:p text:style-name="P31">mprotect(0x7fa26d1cc000, 4096, PROT_READ) = 0</text:p>
      <text:p text:style-name="P31">mprotect(0x7fa26d7e3000, 4096, PROT_READ) = 0</text:p>
      <text:p text:style-name="P31">mprotect(0x559e7ef06000, 8192, PROT_READ) = 0</text:p>
      <text:p text:style-name="P31">mprotect(0x7fa26da0e000, 4096, PROT_READ) = 0</text:p>
      <text:p text:style-name="P31">munmap(0x7fa26d9f6000, 96626) <text:s text:c="10"/>= 0</text:p>
      <text:p text:style-name="P31">set_tid_address(0x7fa26d9f3310) <text:s text:c="8"/>= 2996</text:p>
      <text:p text:style-name="P31">set_robust_list(0x7fa26d9f3320, 24) <text:s text:c="4"/>= 0</text:p>
      <text:p text:style-name="P31">rt_sigaction(SIGRTMIN, {sa_handler=0x7fa26cb3ecb0, sa_mask=[], sa_flags=SA_RESTORER|SA_SIGINFO, sa_restorer=0x7fa26cb4b890}, NULL, 8) = 0</text:p>
      <text:p text:style-name="P31">rt_sigaction(SIGRT_1, {sa_handler=0x7fa26cb3ed50, sa_mask=[], sa_flags=SA_RESTORER|SA_RESTART|SA_SIGINFO, sa_restorer=0x7fa26cb4b890}, NULL, 8) = 0</text:p>
      <text:p text:style-name="P31">rt_sigprocmask(SIG_UNBLOCK, [RTMIN RT_1], NULL, 8) = 0</text:p>
      <text:p text:style-name="P31">prlimit64(0, RLIMIT_STACK, NULL, {rlim_cur=8192*1024, rlim_max=RLIM64_INFINITY}) = 0</text:p>
      <text:p text:style-name="P31">statfs("/sys/fs/selinux", 0x7ffc4c89e250) = -1 ENOENT (No such file or directory)</text:p>
      <text:p text:style-name="P31">statfs("/selinux", 0x7ffc4c89e250) <text:s text:c="5"/>= -1 ENOENT (No such file or directory)</text:p>
      <text:p text:style-name="P31">brk(NULL) <text:s text:c="30"/>= 0x559e7f955000</text:p>
      <text:p text:style-name="P31">brk(0x559e7f976000) <text:s text:c="20"/>= 0x559e7f976000</text:p>
      <text:p text:style-name="P31">openat(AT_FDCWD, "/proc/filesystems", O_RDONLY|O_CLOEXEC) = 3</text:p>
      <text:p text:style-name="P31">fstat(3, {st_mode=S_IFREG|0444, st_size=0, ...}) = 0</text:p>
      <text:p text:style-name="P31">read(3, "nodev\tsysfs\nnodev\trootfs\nnodev\tr"..., 1024) = 396</text:p>
      <text:p text:style-name="P31">read(3, "", 1024) <text:s text:c="22"/>= 0</text:p>
      <text:p text:style-name="P31">close(3) <text:s text:c="31"/>= 0</text:p>
      <text:p text:style-name="P31">access("/etc/selinux/config", F_OK) <text:s text:c="4"/>= -1 ENOENT (No such file or directory)</text:p>
      <text:p text:style-name="P31">openat(AT_FDCWD, "/usr/lib/locale/locale-archive", O_RDONLY|O_CLOEXEC) = 3</text:p>
      <text:p text:style-name="P31">fstat(3, {st_mode=S_IFREG|0644, st_size=10281936, ...}) = 0</text:p>
      <text:p text:style-name="P31">mmap(NULL, 10281936, PROT_READ, MAP_PRIVATE, 3, 0) = 0x7fa26c16a000</text:p>
      <text:p text:style-name="P31">close(3) <text:s text:c="31"/>= 0</text:p>
      <text:p text:style-name="P31">ioctl(1, TCGETS, 0x7ffc4c89e1b0) <text:s text:c="7"/>= -1 ENOTTY (Inappropriate ioctl for device)</text:p>
      <text:p text:style-name="P31">ioctl(1, TIOCGWINSZ, 0x7ffc4c89e280) <text:s text:c="3"/>= -1 ENOTTY (Inappropriate ioctl for device)</text:p>
      <text:p text:style-name="P31">openat(AT_FDCWD, ".", O_RDONLY|O_NONBLOCK|O_CLOEXEC|O_DIRECTORY) = 3</text:p>
      <text:p text:style-name="P31">fstat(3, {st_mode=S_IFDIR|0755, st_size=4096, ...}) = 0</text:p>
      <text:p text:style-name="P31"><text:soft-page-break/>getdents(3, /* 9 entries */, 32768) <text:s text:c="4"/>= 280</text:p>
      <text:p text:style-name="P31">getdents(3, /* 0 entries */, 32768) <text:s text:c="4"/>= 0</text:p>
      <text:p text:style-name="P31">close(3) <text:s text:c="31"/>= 0</text:p>
      <text:p text:style-name="P31">fstat(1, {st_mode=S_IFIFO|0600, st_size=0, ...}) = 0</text:p>
      <text:p text:style-name="P31">write(1, "1\n1.txt\nCMakeCache.txt\nCMakeFile"..., 71) = 71</text:p>
      <text:p text:style-name="P31">close(1) <text:s text:c="31"/>= 0</text:p>
      <text:p text:style-name="P31">close(2) <text:s text:c="31"/>= 0</text:p>
      <text:p text:style-name="P31">exit_group(0) <text:s text:c="26"/>= ?</text:p>
      <text:p text:style-name="P31">+++ exited with 0 +++</text:p>
      <text:p text:style-name="P10"/>
      <text:p text:style-name="P10">Вывод</text:p>
      <text:p text:style-name="P3"><text:tab/><text:span text:style-name="T10">Проделав работу, я изучила основные принципы работы процессов в ОС Linux, научился пользоваться командами fork, pipe и dup2, создавать с их помощью подпроцессы, а также передавать данные между процессами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ormal_20__28_Web_29_" style:display-name="Normal (Web)" style:family="paragraph" style:parent-style-name="Standard" style:default-outline-level="">
      <style:paragraph-properties fo:margin-top="0.1945in" fo:margin-bottom="0.1945in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75in" fo:text-indent="-0.25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7T12:33:50.182058280</meta:creation-date>
    <dc:date>2019-11-29T13:48:13.805446234</dc:date>
    <meta:editing-duration>PT20M21S</meta:editing-duration>
    <meta:editing-cycles>7</meta:editing-cycles>
    <meta:generator>LibreOffice/6.0.7.3$Linux_X86_64 LibreOffice_project/00m0$Build-3</meta:generator>
    <meta:document-statistic meta:table-count="1" meta:image-count="0" meta:object-count="0" meta:page-count="8" meta:paragraph-count="220" meta:word-count="1259" meta:character-count="12452" meta:non-whitespace-character-count="10427"/>
  </office:meta>
</office:document-meta>
</file>